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78b16" officeooo:paragraph-rsid="00178b16"/>
    </style:style>
    <style:style style:name="P2" style:family="paragraph" style:parent-style-name="Preformatted_20_Text">
      <style:text-properties officeooo:rsid="0019b864" officeooo:paragraph-rsid="0019b864"/>
    </style:style>
    <style:style style:name="P3" style:family="paragraph" style:parent-style-name="Preformatted_20_Text">
      <style:text-properties officeooo:rsid="0019b864" officeooo:paragraph-rsid="001cd9ff"/>
    </style:style>
    <style:style style:name="P4" style:family="paragraph" style:parent-style-name="Preformatted_20_Text">
      <style:text-properties officeooo:rsid="0019b864" officeooo:paragraph-rsid="0021e17c"/>
    </style:style>
    <style:style style:name="P5" style:family="paragraph" style:parent-style-name="Preformatted_20_Text">
      <style:text-properties officeooo:rsid="001cd9ff" officeooo:paragraph-rsid="001cd9ff"/>
    </style:style>
    <style:style style:name="P6" style:family="paragraph" style:parent-style-name="Preformatted_20_Text">
      <style:text-properties officeooo:rsid="001cd9ff" officeooo:paragraph-rsid="0021e17c"/>
    </style:style>
    <style:style style:name="P7" style:family="paragraph" style:parent-style-name="Preformatted_20_Text">
      <style:text-properties officeooo:rsid="001d1c2f" officeooo:paragraph-rsid="001d1c2f"/>
    </style:style>
    <style:style style:name="P8" style:family="paragraph" style:parent-style-name="Preformatted_20_Text">
      <style:text-properties officeooo:rsid="001fe6db" officeooo:paragraph-rsid="001fe6db"/>
    </style:style>
    <style:style style:name="P9" style:family="paragraph" style:parent-style-name="Preformatted_20_Text">
      <style:text-properties officeooo:paragraph-rsid="001fe6db"/>
    </style:style>
    <style:style style:name="P10" style:family="paragraph" style:parent-style-name="Preformatted_20_Text">
      <style:text-properties officeooo:paragraph-rsid="0021e17c"/>
    </style:style>
    <style:style style:name="P11" style:family="paragraph" style:parent-style-name="Preformatted_20_Text">
      <style:text-properties officeooo:rsid="0021e17c" officeooo:paragraph-rsid="0021e17c"/>
    </style:style>
    <style:style style:name="P12" style:family="paragraph" style:parent-style-name="Preformatted_20_Text">
      <style:text-properties officeooo:rsid="002422e7" officeooo:paragraph-rsid="002422e7"/>
    </style:style>
    <style:style style:name="P13" style:family="paragraph" style:parent-style-name="Preformatted_20_Text">
      <style:text-properties officeooo:rsid="0024e70c" officeooo:paragraph-rsid="0024e70c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56855"/>
    </style:style>
    <style:style style:name="T2" style:family="text">
      <style:text-properties officeooo:rsid="00178b16"/>
    </style:style>
    <style:style style:name="T3" style:family="text">
      <style:text-properties officeooo:rsid="0019effa"/>
    </style:style>
    <style:style style:name="T4" style:family="text">
      <style:text-properties officeooo:rsid="001fe6db"/>
    </style:style>
    <style:style style:name="T5" style:family="text">
      <style:text-properties officeooo:rsid="0021e17c"/>
    </style:style>
    <style:style style:name="T6" style:family="text">
      <style:text-properties officeooo:rsid="0024e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ared Strand</text:p>
      <text:p text:style-name="P12">CS <text:span text:style-name="T6">460 Diagram</text:span></text:p>
      <text:p text:style-name="P13">LAB 5 PreWork</text:p>
      <text:p text:style-name="Preformatted_20_Text"/>
      <text:p text:style-name="Preformatted_20_Text">(4). Draw a diagram to show the control flow of P1, which executes:</text:p>
      <text:p text:style-name="Preformatted_20_Text"/>
      <text:p text:style-name="Preformatted_20_Text"><text:s text:c="5"/>int pid = getpid(); <text:s text:c="6"/>in Umode space</text:p>
      <text:p text:style-name="Preformatted_20_Text"/>
      <text:p text:style-name="Preformatted_20_Text">Required steps: YOU explain how each step leads to the next:</text:p>
      <text:p text:style-name="Preformatted_20_Text"/>
      <text:p text:style-name="P2">SETUP <text:span text:style-name="T5">AND STEPS</text:span>:</text:p>
      <text:p text:style-name="P3">The user calls ugetpid() → we call int pid = getpid(); →<text:span text:style-name="T3"> </text:span></text:p>
      <text:p text:style-name="P3"/>
      <text:p text:style-name="P3"><text:span text:style-name="T5">This calls syscall(0,0,0,0) to have kernel mode get the pid → </text:span></text:p>
      <text:p text:style-name="P3"/>
      <text:p text:style-name="P4"><text:span text:style-name="T5">In assembly file us.s we call syscall which saves the local stack of user with </text:span></text:p>
      <text:p text:style-name="P4"><text:span text:style-name="T3">stmfd then calls swi #0 →</text:span></text:p>
      <text:p text:style-name="P3"/>
      <text:p text:style-name="P4"><text:span text:style-name="T3">swi #0 generates a software interrupt that sends us into svc_entry after checking </text:span></text:p>
      <text:p text:style-name="P4"><text:span text:style-name="T3">the vector table for who caused interrupt →</text:span></text:p>
      <text:p text:style-name="P3"/>
      <text:p text:style-name="P3"><text:span text:style-name="T5">Our vector table points at the address of svc_entry which is then set to run →</text:span></text:p>
      <text:p text:style-name="P5"/>
      <text:p text:style-name="P6"><text:span text:style-name="T5">I</text:span>n svc_entry we sve lr stack of svc mode, then save current ksp, change to sys </text:p>
      <text:p text:style-name="P6">mode, then change to svc mode by moving cpsr register, re-enable interrupts →</text:p>
      <text:p text:style-name="P7"/>
      <text:p text:style-name="P7">Once be branch link to svc_handler we go into C code mode to execute kgetpid() →</text:p>
      <text:p text:style-name="P8"/>
      <text:p text:style-name="P8">kgetpid() returns running→pid as its return value stored on it’s stack →</text:p>
      <text:p text:style-name="P9"/>
      <text:p text:style-name="P10"><text:span text:style-name="T5">Next we enter goUmode, set r0 to return from kgetpid(), restore the stacks and </text:span></text:p>
      <text:p text:style-name="P10"><text:span text:style-name="T4">switch back to umode with ldmfd sp!, {r0-r12, pc}^</text:span></text:p>
      <text:p text:style-name="Preformatted_20_Text"/>
      <text:p text:style-name="P11">We have now completed our syscall and returned to user mod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15:43.136826069</meta:creation-date>
    <dc:date>2019-03-08T17:08:36.294544815</dc:date>
    <meta:editing-duration>PT31M5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14" meta:character-count="1150" meta:non-whitespace-character-count="940"/>
  </office:meta>
</office:document-meta>
</file>